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40000013E5410DF8D317316A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fo:language="en" fo:country="US" style:font-size-asian="11pt"/>
    </style:style>
    <style:style style:name="P2" style:family="paragraph" style:parent-style-name="Standard">
      <style:text-properties style:font-name="Courier New" fo:font-size="12pt" fo:language="en" fo:country="US" style:text-underline-style="solid" style:text-underline-width="auto" style:text-underline-color="font-color" fo:font-weight="bold" officeooo:rsid="0006c8c7" officeooo:paragraph-rsid="0006c8c7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Courier New" fo:font-size="11pt" fo:language="en" fo:country="US" style:font-size-asian="11pt"/>
    </style:style>
    <style:style style:name="P4" style:family="paragraph" style:parent-style-name="Standard">
      <style:text-properties style:font-name="Courier New" fo:font-size="11pt" fo:language="en" fo:country="US" fo:background-color="#ffffff" style:font-size-asian="11pt"/>
    </style:style>
    <style:style style:name="P5" style:family="paragraph" style:parent-style-name="Standard_20__28_user_29_">
      <style:paragraph-properties fo:text-align="center" style:justify-single-word="false"/>
      <style:text-properties style:font-name="Arial" style:font-name-complex="Arial1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UTPUT</text:p>
      <text:p text:style-name="P1">mysql&gt; create table employee (</text:p>
      <text:p text:style-name="P1"><text:s text:c="4"/>-&gt; eno int,</text:p>
      <text:p text:style-name="P1"><text:s text:c="4"/>-&gt; ename varchar(15),</text:p>
      <text:p text:style-name="P1"><text:s text:c="4"/>-&gt; job varchar(20),</text:p>
      <text:p text:style-name="P1"><text:s text:c="4"/>-&gt; salary int,</text:p>
      <text:p text:style-name="P1"><text:s text:c="4"/>-&gt; dno int,</text:p>
      <text:p text:style-name="P1"><text:s text:c="4"/>-&gt; grade varchar(5) <text:s text:c="2"/>);</text:p>
      <text:p text:style-name="P1">Query OK, 0 rows affected (0.31 sec)</text:p>
      <text:p text:style-name="P1">mysql&gt; insert into employee values</text:p>
      <text:p text:style-name="P1"><text:s text:c="4"/>-&gt; <text:s text:c="5"/>(1,'ABC','Clerk',5000,10,'A'),</text:p>
      <text:p text:style-name="P1"><text:s text:c="4"/>-&gt; <text:s text:c="5"/>(2,'BCD','Manager',100000,30,'C'),</text:p>
      <text:p text:style-name="P1"><text:s text:c="4"/>-&gt; <text:s text:c="5"/>(3,'CDE','IT Professor',200000,20,'D'),</text:p>
      <text:p text:style-name="P1"><text:s text:c="4"/>-&gt; <text:s text:c="5"/>(4,'DEF','Manager',1500000,20,'E') ;</text:p>
      <text:p text:style-name="P1">Query OK, 4 rows affected (0.01 sec)</text:p>
      <text:p text:style-name="P1">Records: 4 <text:s/>Duplicates: 0 <text:s/>Warnings: 0</text:p>
      <text:p text:style-name="P1"/>
      <text:p text:style-name="P1">mysql&gt; create table dept (</text:p>
      <text:p text:style-name="P1"><text:s text:c="4"/>-&gt; <text:s text:c="5"/>dno int,</text:p>
      <text:p text:style-name="P1"><text:s text:c="4"/>-&gt; <text:s text:c="5"/>dname varchar(15),</text:p>
      <text:p text:style-name="P1"><text:s text:c="4"/>-&gt; <text:s text:c="5"/>location varchar(20) );</text:p>
      <text:p text:style-name="P1">Query OK, 0 rows affected (0.01 sec)</text:p>
      <text:p text:style-name="P1">mysql&gt; insert into dept values</text:p>
      <text:p text:style-name="P1"><text:s text:c="4"/>-&gt; <text:s text:c="5"/>(10,'Banking','Chennai'),</text:p>
      <text:p text:style-name="P1"><text:s text:c="4"/>-&gt; <text:s text:c="5"/>(20,'IT','Banglore'),</text:p>
      <text:p text:style-name="P1"><text:s text:c="4"/>-&gt; <text:s text:c="5"/>(30,'Finance','Delhi'),</text:p>
      <text:p text:style-name="P1"><text:s text:c="4"/>-&gt; <text:s text:c="5"/>(40,'HR','Hyderabad') ;</text:p>
      <text:p text:style-name="P1">Query OK, 4 rows affected (0.00 sec)</text:p>
      <text:p text:style-name="P1">Records: 4 <text:s/>Duplicates: 0 <text:s/>Warnings: 0</text:p>
      <text:p text:style-name="P1"/>
      <text:p text:style-name="P1">mysql&gt; create table salary_grade (</text:p>
      <text:p text:style-name="P1"><text:s text:c="4"/>-&gt; <text:s text:c="5"/>grade varchar(5),</text:p>
      <text:p text:style-name="P1"><text:s text:c="4"/>-&gt; <text:s text:c="5"/>low_sal int,</text:p>
      <text:p text:style-name="P1"><text:s text:c="4"/>-&gt; <text:s text:c="5"/>high_sal int );</text:p>
      <text:p text:style-name="P1">Query OK, 0 rows affected (0.01 sec)</text:p>
      <text:p text:style-name="P1">mysql&gt; insert into salary_grade values</text:p>
      <text:p text:style-name="P1"><text:s text:c="4"/>-&gt; <text:s text:c="5"/>('A',20000,50000),</text:p>
      <text:p text:style-name="P1"><text:s text:c="4"/>-&gt; <text:s text:c="5"/>('B',50001,99999),</text:p>
      <text:p text:style-name="P1"><text:s text:c="4"/>-&gt; <text:s text:c="5"/>('C',100000,149999),</text:p>
      <text:p text:style-name="P1"><text:s text:c="4"/>-&gt; <text:s text:c="5"/>('D',150000,199999),</text:p>
      <text:p text:style-name="P1"><text:s text:c="4"/>-&gt; <text:s text:c="5"/>('E',200000,250000);</text:p>
      <text:p text:style-name="P1">Query OK, 5 rows affected (0.01 sec)</text:p>
      <text:p text:style-name="P1">Records: 5 <text:s/>Duplicates: 0 <text:s/>Warnings: 0</text:p>
      <text:p text:style-name="P1"><text:s/></text:p>
      <text:p text:style-name="P1">mysql&gt; select dname from dept where dno in (select distinct dno from employee);</text:p>
      <text:p text:style-name="P1">+---------+</text:p>
      <text:p text:style-name="P1">| dname <text:s text:c="2"/>|</text:p>
      <text:p text:style-name="P1">+---------+</text:p>
      <text:p text:style-name="P1">| Banking |</text:p>
      <text:p text:style-name="P1">| IT <text:s text:c="5"/>|</text:p>
      <text:p text:style-name="P1">| Finance |</text:p>
      <text:p text:style-name="P1">+---------+</text:p>
      <text:p text:style-name="P1">3 rows in set (0.00 sec)</text:p>
      <text:p text:style-name="P1"/>
      <text:p text:style-name="P1"/>
      <text:p text:style-name="P1"><text:soft-page-break/>mysql&gt; select ename from employee where salary &gt; (select salary from employee where ename='BCD');</text:p>
      <text:p text:style-name="P1">+-------+</text:p>
      <text:p text:style-name="P1">| ename |</text:p>
      <text:p text:style-name="P1">+-------+</text:p>
      <text:p text:style-name="P1">| CDE <text:s text:c="2"/>|</text:p>
      <text:p text:style-name="P1">| DEF <text:s text:c="2"/>|</text:p>
      <text:p text:style-name="P1">+-------+</text:p>
      <text:p text:style-name="P1">2 rows in set (0.00 sec)</text:p>
      <text:p text:style-name="P1"/>
      <text:p text:style-name="P1">mysql&gt; select ename from employee where job = (select job from employee where ename='DEF');</text:p>
      <text:p text:style-name="P4">+-------+</text:p>
      <text:p text:style-name="P4">| ename |</text:p>
      <text:p text:style-name="P4">+-------+</text:p>
      <text:p text:style-name="P4">| BCD <text:s text:c="2"/>|</text:p>
      <text:p text:style-name="P4">| DEF <text:s text:c="2"/>|</text:p>
      <text:p text:style-name="P4">+-------+</text:p>
      <text:p text:style-name="P4">2 rows in set (0.00 sec)</text:p>
      <text:p text:style-name="P1"/>
      <text:p text:style-name="P1">mysql&gt; select ename,salary from employee where salary &gt; (select salary from employee where dno=30);</text:p>
      <text:p text:style-name="P4">+-------+---------+</text:p>
      <text:p text:style-name="P4">| ename | salary <text:s/>|</text:p>
      <text:p text:style-name="P4">+-------+---------+</text:p>
      <text:p text:style-name="P4">| CDE <text:s text:c="2"/>| <text:s/>200000 |</text:p>
      <text:p text:style-name="P4">| DEF <text:s text:c="2"/>| 1500000 |</text:p>
      <text:p text:style-name="P4">+-------+---------+</text:p>
      <text:p text:style-name="P4">2 rows in set (0.00 sec)</text:p>
      <text:p text:style-name="P1"/>
      <text:p text:style-name="P1">mysql&gt; select low_sal from salary_grade where grade = (select grade from employee where ename='ABC');</text:p>
      <text:p text:style-name="P4">+---------+</text:p>
      <text:p text:style-name="P4">| low_sal |</text:p>
      <text:p text:style-name="P4">+---------+</text:p>
      <text:p text:style-name="P4">| <text:s text:c="2"/>20000 |</text:p>
      <text:p text:style-name="P4">+---------+</text:p>
      <text:p text:style-name="P4">1 row in set (0.00 sec)</text:p>
      <text:p text:style-name="P1"/>
      <text:p text:style-name="P1">mysql&gt; select dname from dept where dno = (select dno from employee where salary = (select max(salary) from employee));</text:p>
      <text:p text:style-name="P1">+-------+</text:p>
      <text:p text:style-name="P1">| dname |</text:p>
      <text:p text:style-name="P1">+-------+</text:p>
      <text:p text:style-name="P1">| IT <text:s text:c="3"/>|</text:p>
      <text:p text:style-name="P1">+-------+</text:p>
      <text:p text:style-name="P1">1 row in set (0.00 sec)</text:p>
      <text:p text:style-name="P1"/>
      <text:p text:style-name="P1">mysql&gt; select avg(salary) as Avg_Salary from employee where dno = (select dno from dept where dname='IT');</text:p>
      <text:p text:style-name="P1">+-------------+</text:p>
      <text:p text:style-name="P1">| Avg_Salary <text:s/>|</text:p>
      <text:p text:style-name="P1">+-------------+</text:p>
      <text:p text:style-name="P1">| 850000.0000 |</text:p>
      <text:p text:style-name="P1">+-------------+</text:p>
      <text:p text:style-name="P1">1 row in set (0.00 sec)</text:p>
      <text:p text:style-name="P1"><text:soft-page-break/></text:p>
      <text:p text:style-name="P1">mysql&gt; select * from employee where job in ('Manager','IT Professor') and salary &gt;= 170000 and dno = (select dno from dept where dname='IT');</text:p>
      <text:p text:style-name="P4">+------+-------+--------------+---------+------+-------+</text:p>
      <text:p text:style-name="P4">| eno <text:s/>| ename | job <text:s text:c="9"/>| salary <text:s/>| dno <text:s/>| grade |</text:p>
      <text:p text:style-name="P4">+------+-------+--------------+---------+------+-------+</text:p>
      <text:p text:style-name="P4">| <text:s text:c="3"/>3 | CDE <text:s text:c="2"/>| IT Professor | <text:s/>200000 | <text:s text:c="2"/>20 | D <text:s text:c="4"/>|</text:p>
      <text:p text:style-name="P4">| <text:s text:c="3"/>4 | DEF <text:s text:c="2"/>| Manager <text:s text:c="5"/>| 1500000 | <text:s text:c="2"/>20 | E <text:s text:c="4"/>|</text:p>
      <text:p text:style-name="P4">+------+-------+--------------+---------+------+-------+</text:p>
      <text:p text:style-name="P4">2 rows in set (0.00 sec)</text:p>
      <text:p text:style-name="P1"/>
      <text:p text:style-name="P1">mysql&gt; select ename,job from employee where dno = (select dno from dept where dname='IT') order by ename;</text:p>
      <text:p text:style-name="P4">+-------+--------------+</text:p>
      <text:p text:style-name="P4">| ename | job <text:s text:c="9"/>|</text:p>
      <text:p text:style-name="P4">+-------+--------------+</text:p>
      <text:p text:style-name="P4">| CDE <text:s text:c="2"/>| IT Professor |</text:p>
      <text:p text:style-name="P4">| DEF <text:s text:c="2"/>| Manager <text:s text:c="5"/>|</text:p>
      <text:p text:style-name="P4">+-------+--------------+</text:p>
      <text:p text:style-name="P4">2 rows in set (0.00 sec)</text:p>
      <text:p text:style-name="P1"/>
      <text:p text:style-name="P1">mysql&gt; select ename from employee where salary &gt; (select avg(low_sal) from salary_grade) and salary &gt; (select avg(high_sal) from salary_grade);</text:p>
      <text:p text:style-name="P4">+-------+</text:p>
      <text:p text:style-name="P4">| ename |</text:p>
      <text:p text:style-name="P4">+-------+</text:p>
      <text:p text:style-name="P4">| CDE <text:s text:c="2"/>|</text:p>
      <text:p text:style-name="P4">| DEF <text:s text:c="2"/>|</text:p>
      <text:p text:style-name="P4">+-------+</text:p>
      <text:p text:style-name="P4">2 rows in set (0.00 sec)</text:p>
      <text:p text:style-name="P1"/>
      <text:p text:style-name="P1">mysql&gt; select dname from dept where dno = (select dno from employee group by dno having count(*) &gt; (select count(*) from dept where dname='Banking'));</text:p>
      <text:p text:style-name="P4">+-------+</text:p>
      <text:p text:style-name="P4">| dname |</text:p>
      <text:p text:style-name="P4">+-------+</text:p>
      <text:p text:style-name="P4">| IT <text:s text:c="3"/>|</text:p>
      <text:p text:style-name="P4">+-------+</text:p>
      <text:p text:style-name="P4">1 row in set (0.00 sec)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_20__28_user_29_">
      <style:paragraph-properties fo:text-align="center" style:justify-single-word="false"/>
      <style:text-properties style:font-name="Arial" style:font-name-complex="Arial1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3cm" fo:margin-bottom="1.3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3" draw:name="WordPictureWatermark704826830" draw:style-name="Mgr1" draw:text-style-name="MP1" svg:width="31.472cm" svg:height="14.465cm" svg:x="-8.259cm" svg:y="4.069cm"><draw:image xlink:href="Pictures/10000001000002B40000013E5410DF8D317316AB.png" xlink:type="simple" xlink:show="embed" xlink:actuate="onLoad" draw:mime-type="image/png"><text:p/></draw:image></draw:frame></text:p>
      </style:header>
      <style:footer>
        <text:p text:style-name="Standard_20__28_user_29_"><draw:line text:anchor-type="char" draw:z-index="6" draw:name="Straight Connector 3" draw:style-name="Mgr2" draw:text-style-name="MP2" svg:x1="-0.848cm" svg:y1="0.63cm" svg:x2="18.131cm" svg:y2="0.631cm"><text:p/></draw:line></text:p>
        <text:p text:style-name="Standard_20__28_user_29_"/>
        <text:p text:style-name="MP3">ADI SHANKARA INSTITUTE OF ENGINEERING &amp; TECHNOLOGY , KALADY – 683 574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704826828" draw:style-name="Mgr3" draw:text-style-name="MP1" svg:width="36.623cm" svg:height="16.832cm" svg:x="0.002cm" svg:y="0cm"><draw:image xlink:href="Pictures/10000001000002B40000013E5410DF8D317316AB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al</meta:initial-creator>
    <meta:editing-cycles>7</meta:editing-cycles>
    <meta:creation-date>2022-11-22T13:05:00</meta:creation-date>
    <dc:date>2023-11-13T23:24:37.893000000</dc:date>
    <meta:editing-duration>PT5M22S</meta:editing-duration>
    <meta:generator>LibreOffice/7.4.3.2$Windows_X86_64 LibreOffice_project/1048a8393ae2eeec98dff31b5c133c5f1d08b890</meta:generator>
    <meta:document-statistic meta:table-count="0" meta:image-count="0" meta:object-count="0" meta:page-count="3" meta:paragraph-count="128" meta:word-count="644" meta:character-count="3914" meta:non-whitespace-character-count="3154"/>
    <meta:user-defined meta:name="AppVersion">16.0000</meta:user-defined>
    <meta:template xlink:type="simple" xlink:actuate="onRequest" xlink:title="Normal.dotm" xlink:href=""/>
  </office:meta>
</office:document-meta>
</file>